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  <style:text-properties style:text-position=""/>
    </style:style>
    <style:style style:name="ce2" style:family="table-cell" style:parent-style-name="Default">
      <style:table-cell-properties fo:background-color="#00ffff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4" style:family="table-cell" style:parent-style-name="Default">
      <style:table-cell-properties fo:background-color="#cc0000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16</text:p>
          </table:table-cell>
          <table:table-cell office:value-type="float" office:value="0.066139557385" calcext:value-type="float">
            <text:p>0.0661395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35</text:p>
          </table:table-cell>
          <table:table-cell office:value-type="float" office:value="0.168539557385" calcext:value-type="float">
            <text:p>0.1685395574</text:p>
          </table:table-cell>
          <table:table-cell table:formula="of:=[.B2]-[.B1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50</text:p>
          </table:table-cell>
          <table:table-cell office:value-type="float" office:value="0.270939557385" calcext:value-type="float">
            <text:p>0.2709395574</text:p>
          </table:table-cell>
          <table:table-cell table:formula="of:=[.B3]-[.B2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65</text:p>
          </table:table-cell>
          <table:table-cell office:value-type="float" office:value="0.373339557385" calcext:value-type="float">
            <text:p>0.3733395574</text:p>
          </table:table-cell>
          <table:table-cell table:formula="of:=[.B4]-[.B3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83</text:p>
          </table:table-cell>
          <table:table-cell office:value-type="float" office:value="0.475739557385" calcext:value-type="float">
            <text:p>0.4757395574</text:p>
          </table:table-cell>
          <table:table-cell table:formula="of:=[.B5]-[.B4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95</text:p>
          </table:table-cell>
          <table:table-cell office:value-type="float" office:value="0.578139557385" calcext:value-type="float">
            <text:p>0.5781395574</text:p>
          </table:table-cell>
          <table:table-cell table:formula="of:=[.B6]-[.B5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07</text:p>
          </table:table-cell>
          <table:table-cell office:value-type="float" office:value="0.680539557385" calcext:value-type="float">
            <text:p>0.6805395574</text:p>
          </table:table-cell>
          <table:table-cell table:formula="of:=[.B7]-[.B6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23</text:p>
          </table:table-cell>
          <table:table-cell office:value-type="float" office:value="0.770139557385" calcext:value-type="float">
            <text:p>0.7701395574</text:p>
          </table:table-cell>
          <table:table-cell table:formula="of:=[.B8]-[.B7]" office:value-type="float" office:value="0.0896" calcext:value-type="float">
            <text:p>0.0896</text:p>
          </table:table-cell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duration=0.03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33</text:p>
          </table:table-cell>
          <table:table-cell office:value-type="float" office:value="0.770185130702" calcext:value-type="float">
            <text:p>0.770185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50</text:p>
          </table:table-cell>
          <table:table-cell office:value-type="float" office:value="0.782939557385" calcext:value-type="float">
            <text:p>0.7829395574</text:p>
          </table:table-cell>
          <table:table-cell table:formula="of:=[.B10]-[.B8]" office:value-type="float" office:value="0.0128" calcext:value-type="float">
            <text:p>0.0128</text:p>
          </table:table-cell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duration=0.03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60</text:p>
          </table:table-cell>
          <table:table-cell office:value-type="float" office:value="0.782985130702" calcext:value-type="float">
            <text:p>0.782985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71</text:p>
          </table:table-cell>
          <table:table-cell office:value-type="float" office:value="0.783960704019" calcext:value-type="float">
            <text:p>0.783960704</text:p>
          </table:table-cell>
          <table:table-cell table:formula="of:=[.B12]-[.B7]" office:value-type="float" office:value="0.103421146634" calcext:value-type="float">
            <text:p>0.1034211466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86</text:p>
          </table:table-cell>
          <table:table-cell office:value-type="float" office:value="0.795739557385" calcext:value-type="float">
            <text:p>0.7957395574</text:p>
          </table:table-cell>
          <table:table-cell table:formula="of:=[.B13]-[.B12]" office:value-type="float" office:value="0.011778853366" calcext:value-type="float">
            <text:p>0.0117788534</text:p>
          </table:table-cell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duration=0.03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96</text:p>
          </table:table-cell>
          <table:table-cell office:value-type="float" office:value="0.795785130702" calcext:value-type="float">
            <text:p>0.795785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210</text:p>
          </table:table-cell>
          <table:table-cell office:value-type="float" office:value="0.808539557385" calcext:value-type="float">
            <text:p>0.8085395574</text:p>
          </table:table-cell>
          <table:table-cell table:formula="of:=[.B15]-[.B13]" office:value-type="float" office:value="0.0127999999999999" calcext:value-type="float">
            <text:p>0.0128</text:p>
          </table:table-cell>
          <table:table-cell office:value-type="string" calcext:value-type="string">
            <text:p>Auth-OK</text:p>
          </table:table-cell>
          <table:table-cell/>
          <table:table-cell office:value-type="string" calcext:value-type="string">
            <text:p>duration=0.03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224</text:p>
          </table:table-cell>
          <table:table-cell office:value-type="float" office:value="0.808585130702" calcext:value-type="float">
            <text:p>0.808585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238</text:p>
          </table:table-cell>
          <table:table-cell office:value-type="float" office:value="0.821339557385" calcext:value-type="float">
            <text:p>0.8213395574</text:p>
          </table:table-cell>
          <table:table-cell table:formula="of:=[.B17]-[.B15]" office:value-type="float" office:value="0.0128" calcext:value-type="float">
            <text:p>0.0128</text:p>
          </table:table-cell>
          <table:table-cell office:value-type="string" calcext:value-type="string">
            <text:p>Assoc</text:p>
          </table:table-cell>
          <table:table-cell/>
          <table:table-cell office:value-type="string" calcext:value-type="string">
            <text:p>duration=0.03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248</text:p>
          </table:table-cell>
          <table:table-cell office:value-type="float" office:value="0.821385130702" calcext:value-type="float">
            <text:p>0.821385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262</text:p>
          </table:table-cell>
          <table:table-cell office:value-type="float" office:value="0.834139557385" calcext:value-type="float">
            <text:p>0.8341395574</text:p>
          </table:table-cell>
          <table:table-cell table:formula="of:=[.B19]-[.B17]" office:value-type="float" office:value="0.0128" calcext:value-type="float">
            <text:p>0.0128</text:p>
          </table:table-cell>
          <table:table-cell office:value-type="string" calcext:value-type="string">
            <text:p>AssocResp-OK</text:p>
          </table:table-cell>
          <table:table-cell/>
          <table:table-cell office:value-type="string" calcext:value-type="string">
            <text:p>duration=0.038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272</text:p>
          </table:table-cell>
          <table:table-cell office:value-type="float" office:value="0.834189130702" calcext:value-type="float">
            <text:p>0.834189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288</text:p>
          </table:table-cell>
          <table:table-cell office:value-type="float" office:value="0.885339557385" calcext:value-type="float">
            <text:p>0.8853395574</text:p>
          </table:table-cell>
          <table:table-cell table:formula="of:=[.B21]-[.B12]" office:value-type="float" office:value="0.101378853366" calcext:value-type="float">
            <text:p>0.1013788534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303</text:p>
          </table:table-cell>
          <table:table-cell office:value-type="float" office:value="0.987739557385" calcext:value-type="float">
            <text:p>0.9877395574</text:p>
          </table:table-cell>
          <table:table-cell table:formula="of:=[.B22]-[.B21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duration=0.046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323</text:p>
          </table:table-cell>
          <table:table-cell office:value-type="float" office:value="1.000539557385" calcext:value-type="float">
            <text:p>1.0005395574</text:p>
          </table:table-cell>
          <table:table-cell table:formula="of:=[.B23]-[.B22]" office:value-type="float" office:value="0.0128" calcext:value-type="float">
            <text:p>0.0128</text:p>
          </table:table-cell>
          <table:table-cell office:value-type="string" calcext:value-type="string">
            <text:p>arpREQ</text:p>
          </table:table-cell>
          <table:table-cell/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038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350</text:p>
          </table:table-cell>
          <table:table-cell office:value-type="float" office:value="1.000589130702" calcext:value-type="float">
            <text:p>1.000589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377</text:p>
          </table:table-cell>
          <table:table-cell office:value-type="float" office:value="1.013339557385" calcext:value-type="float">
            <text:p>1.0133395574</text:p>
          </table:table-cell>
          <table:table-cell table:formula="of:=[.B25]-[.B23]" office:value-type="float" office:value="0.0127999999999999" calcext:value-type="float">
            <text:p>0.0128</text:p>
          </table:table-cell>
          <table:table-cell office:value-type="string" calcext:value-type="string">
            <text:p>arpREPLY</text:p>
          </table:table-cell>
          <table:table-cell/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038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392</text:p>
          </table:table-cell>
          <table:table-cell office:value-type="float" office:value="1.013389130702" calcext:value-type="float">
            <text:p>1.013389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411</text:p>
          </table:table-cell>
          <table:table-cell office:value-type="float" office:value="1.026139557385" calcext:value-type="float">
            <text:p>1.0261395574</text:p>
          </table:table-cell>
          <table:table-cell table:formula="of:=[.B27]-[.B25]" office:value-type="float" office:value="0.0128000000000001" calcext:value-type="float">
            <text:p>0.0128</text:p>
          </table:table-cell>
          <table:table-cell office:value-type="string" calcext:value-type="string">
            <text:p>UDPBasicAppData-0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222ms</text:p>
          </table:table-cell>
        </table:table-row>
        <table:table-row table:style-name="ro1">
          <table:table-cell office:value-type="string" calcext:value-type="string">
            <text:p>#429</text:p>
          </table:table-cell>
          <table:table-cell office:value-type="float" office:value="1.026373130702" calcext:value-type="float">
            <text:p>1.026373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448</text:p>
          </table:table-cell>
          <table:table-cell office:value-type="float" office:value="1.038939557385" calcext:value-type="float">
            <text:p>1.0389395574</text:p>
          </table:table-cell>
          <table:table-cell table:formula="of:=[.B29]-[.B27]" office:value-type="float" office:value="0.0127999999999999" calcext:value-type="float">
            <text:p>0.0128</text:p>
          </table:table-cell>
          <table:table-cell office:value-type="string" calcext:value-type="string">
            <text:p>UDPBasicAppData-1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222ms</text:p>
          </table:table-cell>
        </table:table-row>
        <table:table-row table:style-name="ro1">
          <table:table-cell office:value-type="string" calcext:value-type="string">
            <text:p>#466</text:p>
          </table:table-cell>
          <table:table-cell office:value-type="float" office:value="1.039173130702" calcext:value-type="float">
            <text:p>1.039173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490</text:p>
          </table:table-cell>
          <table:table-cell office:value-type="float" office:value="1.051739557385" calcext:value-type="float">
            <text:p>1.0517395574</text:p>
          </table:table-cell>
          <table:table-cell table:formula="of:=[.B31]-[.B29]" office:value-type="float" office:value="0.0127999999999999" calcext:value-type="float">
            <text:p>0.0128</text:p>
          </table:table-cell>
          <table:table-cell office:value-type="string" calcext:value-type="string">
            <text:p>UDPBasicAppData-2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222ms</text:p>
          </table:table-cell>
        </table:table-row>
        <table:table-row table:style-name="ro1">
          <table:table-cell office:value-type="string" calcext:value-type="string">
            <text:p>#508</text:p>
          </table:table-cell>
          <table:table-cell office:value-type="float" office:value="1.051973130702" calcext:value-type="float">
            <text:p>1.051973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527</text:p>
          </table:table-cell>
          <table:table-cell office:value-type="float" office:value="1.064539557385" calcext:value-type="float">
            <text:p>1.0645395574</text:p>
          </table:table-cell>
          <table:table-cell table:formula="of:=[.B33]-[.B31]" office:value-type="float" office:value="0.0128000000000001" calcext:value-type="float">
            <text:p>0.0128</text:p>
          </table:table-cell>
          <table:table-cell office:value-type="string" calcext:value-type="string">
            <text:p>UDPBasicAppData-3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222ms</text:p>
          </table:table-cell>
        </table:table-row>
        <table:table-row table:style-name="ro1">
          <table:table-cell office:value-type="string" calcext:value-type="string">
            <text:p>#545</text:p>
          </table:table-cell>
          <table:table-cell office:value-type="float" office:value="1.064773130702" calcext:value-type="float">
            <text:p>1.064773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564</text:p>
          </table:table-cell>
          <table:table-cell office:value-type="float" office:value="1.077339557385" calcext:value-type="float">
            <text:p>1.0773395574</text:p>
          </table:table-cell>
          <table:table-cell table:formula="of:=[.B35]-[.B33]" office:value-type="float" office:value="0.0127999999999999" calcext:value-type="float">
            <text:p>0.0128</text:p>
          </table:table-cell>
          <table:table-cell office:value-type="string" calcext:value-type="string">
            <text:p>UDPBasicAppData-4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222ms</text:p>
          </table:table-cell>
        </table:table-row>
        <table:table-row table:style-name="ro1">
          <table:table-cell office:value-type="string" calcext:value-type="string">
            <text:p>#582</text:p>
          </table:table-cell>
          <table:table-cell office:value-type="float" office:value="1.077573130702" calcext:value-type="float">
            <text:p>1.077573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#611</text:p>
          </table:table-cell>
          <table:table-cell table:style-name="ce1" office:value-type="float" office:value="1.090139557385" calcext:value-type="float">
            <text:p>1.0901395574</text:p>
          </table:table-cell>
          <table:table-cell table:style-name="ce1" table:formula="of:=[.B37]-[.B35]" office:value-type="float" office:value="0.0127999999999999" calcext:value-type="float">
            <text:p>0.0128</text:p>
          </table:table-cell>
          <table:table-cell table:style-name="ce1" office:value-type="string" calcext:value-type="string">
            <text:p>UDPBasicAppData-5</text:p>
          </table:table-cell>
          <table:table-cell table:style-name="ce1"/>
          <table:table-cell table:style-name="ce1" office:value-type="string" calcext:value-type="string">
            <text:p>UDP: 145.236.0.1.100 &gt; 145.236.0.2.100: (1258) <text:s/></text:p>
          </table:table-cell>
          <table:table-cell table:style-name="ce1" office:value-type="string" calcext:value-type="string">
            <text:p>IPv4: 145.236.0.1 &gt; 145.236.0.2 <text:s/></text:p>
          </table:table-cell>
          <table:table-cell table:style-name="ce1" office:value-type="string" calcext:value-type="string">
            <text:p>WLAN <text:s/>data <text:s/></text:p>
          </table:table-cell>
          <table:table-cell table:style-name="ce1" office:value-type="string" calcext:value-type="string">
            <text:p>duration=0.222ms</text:p>
          </table:table-cell>
        </table:table-row>
        <table:table-row table:style-name="ro1">
          <table:table-cell table:style-name="ce1" office:value-type="string" calcext:value-type="string">
            <text:p>#613</text:p>
          </table:table-cell>
          <table:table-cell table:style-name="ce1" office:value-type="float" office:value="1.090139557385" calcext:value-type="float">
            <text:p>1.0901395574</text:p>
          </table:table-cell>
          <table:table-cell table:style-name="ce1" table:formula="of:=[.B38]-[.B22]" office:value-type="float" office:value="0.1024" calcext:value-type="float">
            <text:p>0.1024</text:p>
          </table:table-cell>
          <table:table-cell table:style-name="ce1" office:value-type="string" calcext:value-type="string">
            <text:p>Beacon</text:p>
          </table:table-cell>
          <table:table-cell table:style-name="ce1"/>
          <table:table-cell table:style-name="ce1" office:value-type="string" calcext:value-type="string">
            <text:p>duration=0.046ms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#627</text:p>
          </table:table-cell>
          <table:table-cell office:value-type="float" office:value="1.090745557385" calcext:value-type="float">
            <text:p>1.0907455574</text:p>
          </table:table-cell>
          <table:table-cell table:formula="of:=[.B39]-[.B35]" office:value-type="float" office:value="0.013406" calcext:value-type="float">
            <text:p>0.013406</text:p>
          </table:table-cell>
          <table:table-cell office:value-type="string" calcext:value-type="string">
            <text:p>UDPBasicAppData-5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222ms</text:p>
          </table:table-cell>
        </table:table-row>
        <table:table-row table:style-name="ro1">
          <table:table-cell office:value-type="string" calcext:value-type="string">
            <text:p>#645</text:p>
          </table:table-cell>
          <table:table-cell office:value-type="float" office:value="1.090979130702" calcext:value-type="float">
            <text:p>1.090979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665</text:p>
          </table:table-cell>
          <table:table-cell office:value-type="float" office:value="1.102939557385" calcext:value-type="float">
            <text:p>1.1029395574</text:p>
          </table:table-cell>
          <table:table-cell table:formula="of:=[.B41]-[.B39]" office:value-type="float" office:value="0.012194" calcext:value-type="float">
            <text:p>0.012194</text:p>
          </table:table-cell>
          <table:table-cell office:value-type="string" calcext:value-type="string">
            <text:p>UDPBasicAppData-6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222ms</text:p>
          </table:table-cell>
        </table:table-row>
        <table:table-row table:style-name="ro1">
          <table:table-cell office:value-type="string" calcext:value-type="string">
            <text:p>#683</text:p>
          </table:table-cell>
          <table:table-cell office:value-type="float" office:value="1.103173130702" calcext:value-type="float">
            <text:p>1.103173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02</text:p>
          </table:table-cell>
          <table:table-cell office:value-type="float" office:value="1.115739557385" calcext:value-type="float">
            <text:p>1.1157395574</text:p>
          </table:table-cell>
          <table:table-cell table:formula="of:=[.B43]-[.B41]" office:value-type="float" office:value="0.0127999999999999" calcext:value-type="float">
            <text:p>0.0128</text:p>
          </table:table-cell>
          <table:table-cell office:value-type="string" calcext:value-type="string">
            <text:p>UDPBasicAppData-7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222ms</text:p>
          </table:table-cell>
        </table:table-row>
        <table:table-row table:style-name="ro1">
          <table:table-cell office:value-type="string" calcext:value-type="string">
            <text:p>#720</text:p>
          </table:table-cell>
          <table:table-cell office:value-type="float" office:value="1.115973130702" calcext:value-type="float">
            <text:p>1.115973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39</text:p>
          </table:table-cell>
          <table:table-cell office:value-type="float" office:value="1.128539557385" calcext:value-type="float">
            <text:p>1.1285395574</text:p>
          </table:table-cell>
          <table:table-cell table:formula="of:=[.B45]-[.B43]" office:value-type="float" office:value="0.0127999999999999" calcext:value-type="float">
            <text:p>0.0128</text:p>
          </table:table-cell>
          <table:table-cell office:value-type="string" calcext:value-type="string">
            <text:p>UDPBasicAppData-8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 office:value-type="string" calcext:value-type="string">
            <text:p>duration=0.222ms</text:p>
          </table:table-cell>
        </table:table-row>
        <table:table-row table:style-name="ro1">
          <table:table-cell office:value-type="string" calcext:value-type="string">
            <text:p>#757</text:p>
          </table:table-cell>
          <table:table-cell office:value-type="float" office:value="1.128773130702" calcext:value-type="float">
            <text:p>1.1287731307</text:p>
          </table:table-cell>
          <table:table-cell/>
          <table:table-cell office:value-type="string" calcext:value-type="string">
            <text:p>ACK</text:p>
          </table:table-cell>
          <table:table-cell/>
          <table:table-cell office:value-type="string" calcext:value-type="string">
            <text:p>duration=0.304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81</text:p>
          </table:table-cell>
          <table:table-cell office:value-type="float" office:value="1.141339557385" calcext:value-type="float">
            <text:p>1.1413395574</text:p>
          </table:table-cell>
          <table:table-cell table:formula="of:=[.B47]-[.B45]" office:value-type="float" office:value="0.0128000000000001" calcext:value-type="float">
            <text:p>0.0128</text:p>
          </table:table-cell>
          <table:table-cell office:value-type="string" calcext:value-type="string">
            <text:p>UDPBasicAppData-9</text:p>
          </table:table-cell>
          <table:table-cell/>
          <table:table-cell office:value-type="string" calcext:value-type="string">
            <text:p>UDP: 145.236.0.1.100 &gt; 145.236.0.2.100: (1258) <text:s/></text:p>
          </table:table-cell>
          <table:table-cell office:value-type="string" calcext:value-type="string">
            <text:p>IPv4: 145.236.0.1 &gt; 145.236.0.2 <text:s/></text:p>
          </table:table-cell>
          <table:table-cell office:value-type="string" calcext:value-type="string">
            <text:p>WLAN <text:s/>data <text:s/></text:p>
          </table:table-cell>
          <table:table-cell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16</text:p>
          </table:table-cell>
          <table:table-cell table:style-name="ce2" office:value-type="float" office:value="0.066809557385" calcext:value-type="float">
            <text:p>0.0668095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0.066809557385" calcext:value-type="float">
            <text:p>0.0668095574</text:p>
          </table:table-cell>
        </table:table-row>
        <table:table-row table:style-name="ro1">
          <table:table-cell office:value-type="string" calcext:value-type="string">
            <text:p>#35</text:p>
          </table:table-cell>
          <table:table-cell table:style-name="ce2" office:value-type="float" office:value="0.169209557385" calcext:value-type="float">
            <text:p>0.1692095574</text:p>
          </table:table-cell>
          <table:table-cell table:formula="of:=[.B2]-[.B1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0.169209557385" calcext:value-type="float">
            <text:p>0.1692095574</text:p>
          </table:table-cell>
        </table:table-row>
        <table:table-row table:style-name="ro1">
          <table:table-cell office:value-type="string" calcext:value-type="string">
            <text:p>#50</text:p>
          </table:table-cell>
          <table:table-cell table:style-name="ce2" office:value-type="float" office:value="0.271609557385" calcext:value-type="float">
            <text:p>0.2716095574</text:p>
          </table:table-cell>
          <table:table-cell table:formula="of:=[.B3]-[.B2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0.271609557385" calcext:value-type="float">
            <text:p>0.2716095574</text:p>
          </table:table-cell>
        </table:table-row>
        <table:table-row table:style-name="ro1">
          <table:table-cell office:value-type="string" calcext:value-type="string">
            <text:p>#65</text:p>
          </table:table-cell>
          <table:table-cell table:style-name="ce2" office:value-type="float" office:value="0.374009557385" calcext:value-type="float">
            <text:p>0.3740095574</text:p>
          </table:table-cell>
          <table:table-cell table:formula="of:=[.B4]-[.B3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0.374009557385" calcext:value-type="float">
            <text:p>0.3740095574</text:p>
          </table:table-cell>
        </table:table-row>
        <table:table-row table:style-name="ro1">
          <table:table-cell office:value-type="string" calcext:value-type="string">
            <text:p>#83</text:p>
          </table:table-cell>
          <table:table-cell table:style-name="ce2" office:value-type="float" office:value="0.476409557385" calcext:value-type="float">
            <text:p>0.4764095574</text:p>
          </table:table-cell>
          <table:table-cell table:formula="of:=[.B5]-[.B4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0.476409557385" calcext:value-type="float">
            <text:p>0.4764095574</text:p>
          </table:table-cell>
        </table:table-row>
        <table:table-row table:style-name="ro1">
          <table:table-cell office:value-type="string" calcext:value-type="string">
            <text:p>#95</text:p>
          </table:table-cell>
          <table:table-cell table:style-name="ce2" office:value-type="float" office:value="0.578809557385" calcext:value-type="float">
            <text:p>0.5788095574</text:p>
          </table:table-cell>
          <table:table-cell table:formula="of:=[.B6]-[.B5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0.578809557385" calcext:value-type="float">
            <text:p>0.5788095574</text:p>
          </table:table-cell>
        </table:table-row>
        <table:table-row table:style-name="ro1">
          <table:table-cell office:value-type="string" calcext:value-type="string">
            <text:p>#107</text:p>
          </table:table-cell>
          <table:table-cell table:style-name="ce2" office:value-type="float" office:value="0.681209557385" calcext:value-type="float">
            <text:p>0.6812095574</text:p>
          </table:table-cell>
          <table:table-cell table:formula="of:=[.B7]-[.B6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0.681209557385" calcext:value-type="float">
            <text:p>0.6812095574</text:p>
          </table:table-cell>
        </table:table-row>
        <table:table-row table:style-name="ro1">
          <table:table-cell office:value-type="string" calcext:value-type="string">
            <text:p>#123</text:p>
          </table:table-cell>
          <table:table-cell office:value-type="float" office:value="0.770209557385" calcext:value-type="float">
            <text:p>0.7702095574</text:p>
          </table:table-cell>
          <table:table-cell table:formula="of:=[.B8]-[.B7]" office:value-type="float" office:value="0.089" calcext:value-type="float">
            <text:p>0.089</text:p>
          </table:table-cell>
          <table:table-cell office:value-type="string" calcext:value-type="string">
            <text:p>Au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33</text:p>
          </table:table-cell>
          <table:table-cell office:value-type="float" office:value="0.770255130702" calcext:value-type="float">
            <text:p>0.770255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50</text:p>
          </table:table-cell>
          <table:table-cell office:value-type="float" office:value="0.783009557385" calcext:value-type="float">
            <text:p>0.7830095574</text:p>
          </table:table-cell>
          <table:table-cell table:style-name="ce3" table:formula="of:=[.B10]-[.B8]" office:value-type="float" office:value="0.0128" calcext:value-type="float">
            <text:p>0.0128</text:p>
          </table:table-cell>
          <table:table-cell table:style-name="ce3" office:value-type="string" calcext:value-type="string">
            <text:p>Au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60</text:p>
          </table:table-cell>
          <table:table-cell office:value-type="float" office:value="0.783055130702" calcext:value-type="float">
            <text:p>0.783055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71</text:p>
          </table:table-cell>
          <table:table-cell office:value-type="float" office:value="0.784030704019" calcext:value-type="float">
            <text:p>0.784030704</text:p>
          </table:table-cell>
          <table:table-cell table:formula="of:=[.B12]-[.B7]" office:value-type="float" office:value="0.102821146634" calcext:value-type="float">
            <text:p>0.1028211466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0.783609557385" calcext:value-type="float">
            <text:p>0.7836095574</text:p>
          </table:table-cell>
        </table:table-row>
        <table:table-row table:style-name="ro1">
          <table:table-cell office:value-type="string" calcext:value-type="string">
            <text:p>#186</text:p>
          </table:table-cell>
          <table:table-cell office:value-type="float" office:value="0.795809557385" calcext:value-type="float">
            <text:p>0.7958095574</text:p>
          </table:table-cell>
          <table:table-cell table:style-name="ce3" table:formula="of:=[.B13]-[.B10]" office:value-type="float" office:value="0.0128" calcext:value-type="float">
            <text:p>0.0128</text:p>
          </table:table-cell>
          <table:table-cell table:style-name="ce3" office:value-type="string" calcext:value-type="string">
            <text:p>Au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96</text:p>
          </table:table-cell>
          <table:table-cell office:value-type="float" office:value="0.795855130702" calcext:value-type="float">
            <text:p>0.795855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10</text:p>
          </table:table-cell>
          <table:table-cell office:value-type="float" office:value="0.808609557385" calcext:value-type="float">
            <text:p>0.8086095574</text:p>
          </table:table-cell>
          <table:table-cell table:formula="of:=[.B15]-[.B13]" office:value-type="float" office:value="0.0127999999999999" calcext:value-type="float">
            <text:p>0.0128</text:p>
          </table:table-cell>
          <table:table-cell office:value-type="string" calcext:value-type="string">
            <text:p>Auth-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24</text:p>
          </table:table-cell>
          <table:table-cell office:value-type="float" office:value="0.808655130702" calcext:value-type="float">
            <text:p>0.808655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38</text:p>
          </table:table-cell>
          <table:table-cell office:value-type="float" office:value="0.821409557385" calcext:value-type="float">
            <text:p>0.8214095574</text:p>
          </table:table-cell>
          <table:table-cell table:formula="of:=[.B17]-[.B15]" office:value-type="float" office:value="0.0128" calcext:value-type="float">
            <text:p>0.0128</text:p>
          </table:table-cell>
          <table:table-cell office:value-type="string" calcext:value-type="string">
            <text:p>Ass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48</text:p>
          </table:table-cell>
          <table:table-cell office:value-type="float" office:value="0.821455130702" calcext:value-type="float">
            <text:p>0.821455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62</text:p>
          </table:table-cell>
          <table:table-cell office:value-type="float" office:value="0.834209557385" calcext:value-type="float">
            <text:p>0.8342095574</text:p>
          </table:table-cell>
          <table:table-cell table:formula="of:=[.B19]-[.B17]" office:value-type="float" office:value="0.0128" calcext:value-type="float">
            <text:p>0.0128</text:p>
          </table:table-cell>
          <table:table-cell office:value-type="string" calcext:value-type="string">
            <text:p>AssocResp-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72</text:p>
          </table:table-cell>
          <table:table-cell office:value-type="float" office:value="0.834259130702" calcext:value-type="float">
            <text:p>0.834259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88</text:p>
          </table:table-cell>
          <table:table-cell table:style-name="ce2" office:value-type="float" office:value="0.886009557385" calcext:value-type="float">
            <text:p>0.8860095574</text:p>
          </table:table-cell>
          <table:table-cell table:formula="of:=[.B21]-[.B12]" office:value-type="float" office:value="0.101978853366" calcext:value-type="float">
            <text:p>0.1019788534</text:p>
          </table:table-cell>
          <table:table-cell office:value-type="string" calcext:value-type="string">
            <text:p>Beacon</text:p>
          </table:table-cell>
          <table:table-cell table:formula="of:=[.B21]-[.B7]" office:value-type="float" office:value="0.2048" calcext:value-type="float">
            <text:p>0.2048</text:p>
          </table:table-cell>
          <table:table-cell office:value-type="float" office:value="0.886009557385" calcext:value-type="float">
            <text:p>0.8860095574</text:p>
          </table:table-cell>
        </table:table-row>
        <table:table-row table:style-name="ro1">
          <table:table-cell office:value-type="string" calcext:value-type="string">
            <text:p>#303</text:p>
          </table:table-cell>
          <table:table-cell table:style-name="ce2" office:value-type="float" office:value="0.988409557385" calcext:value-type="float">
            <text:p>0.9884095574</text:p>
          </table:table-cell>
          <table:table-cell table:formula="of:=[.B22]-[.B21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0.988409557385" calcext:value-type="float">
            <text:p>0.9884095574</text:p>
          </table:table-cell>
        </table:table-row>
        <table:table-row table:style-name="ro1">
          <table:table-cell office:value-type="string" calcext:value-type="string">
            <text:p>#323</text:p>
          </table:table-cell>
          <table:table-cell office:value-type="float" office:value="1.000609557385" calcext:value-type="float">
            <text:p>1.0006095574</text:p>
          </table:table-cell>
          <table:table-cell table:formula="of:=[.B23]-[.B22]" office:value-type="float" office:value="0.0122" calcext:value-type="float">
            <text:p>0.0122</text:p>
          </table:table-cell>
          <table:table-cell office:value-type="string" calcext:value-type="string">
            <text:p>arpR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350</text:p>
          </table:table-cell>
          <table:table-cell office:value-type="float" office:value="1.000659130702" calcext:value-type="float">
            <text:p>1.000659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361</text:p>
          </table:table-cell>
          <table:table-cell office:value-type="float" office:value="1.001633130702" calcext:value-type="float">
            <text:p>1.0016331307</text:p>
          </table:table-cell>
          <table:table-cell/>
          <table:table-cell office:value-type="string" calcext:value-type="string">
            <text:p>arpR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377</text:p>
          </table:table-cell>
          <table:table-cell office:value-type="float" office:value="1.013409557385" calcext:value-type="float">
            <text:p>1.0134095574</text:p>
          </table:table-cell>
          <table:table-cell table:formula="of:=[.B26]-[.B23]" office:value-type="float" office:value="0.0127999999999999" calcext:value-type="float">
            <text:p>0.0128</text:p>
          </table:table-cell>
          <table:table-cell office:value-type="string" calcext:value-type="string">
            <text:p>arpRE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392</text:p>
          </table:table-cell>
          <table:table-cell office:value-type="float" office:value="1.013459130702" calcext:value-type="float">
            <text:p>1.013459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11</text:p>
          </table:table-cell>
          <table:table-cell office:value-type="float" office:value="1.026209557385" calcext:value-type="float">
            <text:p>1.0262095574</text:p>
          </table:table-cell>
          <table:table-cell table:formula="of:=[.B28]-[.B26]" office:value-type="float" office:value="0.0128000000000001" calcext:value-type="float">
            <text:p>0.0128</text:p>
          </table:table-cell>
          <table:table-cell office:value-type="string" calcext:value-type="string">
            <text:p>UDPBasicAppData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29</text:p>
          </table:table-cell>
          <table:table-cell office:value-type="float" office:value="1.026443130702" calcext:value-type="float">
            <text:p>1.0264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48</text:p>
          </table:table-cell>
          <table:table-cell office:value-type="float" office:value="1.039009557385" calcext:value-type="float">
            <text:p>1.0390095574</text:p>
          </table:table-cell>
          <table:table-cell table:formula="of:=[.B30]-[.B28]" office:value-type="float" office:value="0.0127999999999999" calcext:value-type="float">
            <text:p>0.0128</text:p>
          </table:table-cell>
          <table:table-cell office:value-type="string" calcext:value-type="string">
            <text:p>UDPBasicAppData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66</text:p>
          </table:table-cell>
          <table:table-cell office:value-type="float" office:value="1.039243130702" calcext:value-type="float">
            <text:p>1.0392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490</text:p>
          </table:table-cell>
          <table:table-cell office:value-type="float" office:value="1.051809557385" calcext:value-type="float">
            <text:p>1.0518095574</text:p>
          </table:table-cell>
          <table:table-cell table:formula="of:=[.B32]-[.B30]" office:value-type="float" office:value="0.0127999999999999" calcext:value-type="float">
            <text:p>0.0128</text:p>
          </table:table-cell>
          <table:table-cell office:value-type="string" calcext:value-type="string">
            <text:p>UDPBasicAppDat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508</text:p>
          </table:table-cell>
          <table:table-cell office:value-type="float" office:value="1.052043130702" calcext:value-type="float">
            <text:p>1.0520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527</text:p>
          </table:table-cell>
          <table:table-cell office:value-type="float" office:value="1.064609557385" calcext:value-type="float">
            <text:p>1.0646095574</text:p>
          </table:table-cell>
          <table:table-cell table:formula="of:=[.B34]-[.B32]" office:value-type="float" office:value="0.0128000000000001" calcext:value-type="float">
            <text:p>0.0128</text:p>
          </table:table-cell>
          <table:table-cell office:value-type="string" calcext:value-type="string">
            <text:p>UDPBasicAppDat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545</text:p>
          </table:table-cell>
          <table:table-cell office:value-type="float" office:value="1.064843130702" calcext:value-type="float">
            <text:p>1.0648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564</text:p>
          </table:table-cell>
          <table:table-cell office:value-type="float" office:value="1.077409557385" calcext:value-type="float">
            <text:p>1.0774095574</text:p>
          </table:table-cell>
          <table:table-cell table:formula="of:=[.B36]-[.B34]" office:value-type="float" office:value="0.0127999999999999" calcext:value-type="float">
            <text:p>0.0128</text:p>
          </table:table-cell>
          <table:table-cell office:value-type="string" calcext:value-type="string">
            <text:p>UDPBasicAppData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582</text:p>
          </table:table-cell>
          <table:table-cell office:value-type="float" office:value="1.077643130702" calcext:value-type="float">
            <text:p>1.0776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09</text:p>
          </table:table-cell>
          <table:table-cell office:value-type="float" office:value="1.090209557385" calcext:value-type="float">
            <text:p>1.0902095574</text:p>
          </table:table-cell>
          <table:table-cell table:style-name="ce3" table:formula="of:=[.B38]-[.B36]" office:value-type="float" office:value="0.0127999999999999" calcext:value-type="float">
            <text:p>0.0128</text:p>
          </table:table-cell>
          <table:table-cell office:value-type="string" calcext:value-type="string">
            <text:p>UDPBasicAppData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27</text:p>
          </table:table-cell>
          <table:table-cell office:value-type="float" office:value="1.090443130702" calcext:value-type="float">
            <text:p>1.0904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38</text:p>
          </table:table-cell>
          <table:table-cell office:value-type="float" office:value="1.091397130702" calcext:value-type="float">
            <text:p>1.0913971307</text:p>
          </table:table-cell>
          <table:table-cell table:formula="of:=[.B40]-[.B22]" office:value-type="float" office:value="0.102987573317" calcext:value-type="float">
            <text:p>0.1029875733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1.090809557385" calcext:value-type="float">
            <text:p>1.0908095574</text:p>
          </table:table-cell>
        </table:table-row>
        <table:table-row table:style-name="ro1">
          <table:table-cell office:value-type="string" calcext:value-type="string">
            <text:p>#658</text:p>
          </table:table-cell>
          <table:table-cell office:value-type="float" office:value="1.103009557385" calcext:value-type="float">
            <text:p>1.1030095574</text:p>
          </table:table-cell>
          <table:table-cell table:style-name="ce3" table:formula="of:=[.B41]-[.B38]" office:value-type="float" office:value="0.0128000000000001" calcext:value-type="float">
            <text:p>0.0128</text:p>
          </table:table-cell>
          <table:table-cell office:value-type="string" calcext:value-type="string">
            <text:p>UDPBasicAppData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76</text:p>
          </table:table-cell>
          <table:table-cell office:value-type="float" office:value="1.103243130702" calcext:value-type="float">
            <text:p>1.1032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695</text:p>
          </table:table-cell>
          <table:table-cell office:value-type="float" office:value="1.115809557385" calcext:value-type="float">
            <text:p>1.1158095574</text:p>
          </table:table-cell>
          <table:table-cell table:formula="of:=[.B43]-[.B41]" office:value-type="float" office:value="0.0127999999999999" calcext:value-type="float">
            <text:p>0.0128</text:p>
          </table:table-cell>
          <table:table-cell office:value-type="string" calcext:value-type="string">
            <text:p>UDPBasicAppData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13</text:p>
          </table:table-cell>
          <table:table-cell office:value-type="float" office:value="1.116043130702" calcext:value-type="float">
            <text:p>1.1160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32</text:p>
          </table:table-cell>
          <table:table-cell office:value-type="float" office:value="1.128609557385" calcext:value-type="float">
            <text:p>1.1286095574</text:p>
          </table:table-cell>
          <table:table-cell table:formula="of:=[.B45]-[.B43]" office:value-type="float" office:value="0.0127999999999999" calcext:value-type="float">
            <text:p>0.0128</text:p>
          </table:table-cell>
          <table:table-cell office:value-type="string" calcext:value-type="string">
            <text:p>UDPBasicAppData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50</text:p>
          </table:table-cell>
          <table:table-cell office:value-type="float" office:value="1.128843130702" calcext:value-type="float">
            <text:p>1.1288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74</text:p>
          </table:table-cell>
          <table:table-cell office:value-type="float" office:value="1.141409557385" calcext:value-type="float">
            <text:p>1.1414095574</text:p>
          </table:table-cell>
          <table:table-cell table:formula="of:=[.B47]-[.B45]" office:value-type="float" office:value="0.0128000000000001" calcext:value-type="float">
            <text:p>0.0128</text:p>
          </table:table-cell>
          <table:table-cell office:value-type="string" calcext:value-type="string">
            <text:p>UDPBasicAppData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792</text:p>
          </table:table-cell>
          <table:table-cell office:value-type="float" office:value="1.141643130702" calcext:value-type="float">
            <text:p>1.1416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11</text:p>
          </table:table-cell>
          <table:table-cell office:value-type="float" office:value="1.154209557385" calcext:value-type="float">
            <text:p>1.1542095574</text:p>
          </table:table-cell>
          <table:table-cell table:formula="of:=[.B49]-[.B47]" office:value-type="float" office:value="0.0127999999999999" calcext:value-type="float">
            <text:p>0.0128</text:p>
          </table:table-cell>
          <table:table-cell office:value-type="string" calcext:value-type="string">
            <text:p>UDPBasicAppData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29</text:p>
          </table:table-cell>
          <table:table-cell office:value-type="float" office:value="1.154443130702" calcext:value-type="float">
            <text:p>1.1544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48</text:p>
          </table:table-cell>
          <table:table-cell office:value-type="float" office:value="1.167009557385" calcext:value-type="float">
            <text:p>1.1670095574</text:p>
          </table:table-cell>
          <table:table-cell table:formula="of:=[.B51]-[.B49]" office:value-type="float" office:value="0.0128000000000001" calcext:value-type="float">
            <text:p>0.0128</text:p>
          </table:table-cell>
          <table:table-cell office:value-type="string" calcext:value-type="string">
            <text:p>UDPBasicAppData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66</text:p>
          </table:table-cell>
          <table:table-cell office:value-type="float" office:value="1.167243130702" calcext:value-type="float">
            <text:p>1.1672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885</text:p>
          </table:table-cell>
          <table:table-cell office:value-type="float" office:value="1.179809557385" calcext:value-type="float">
            <text:p>1.1798095574</text:p>
          </table:table-cell>
          <table:table-cell table:formula="of:=[.B53]-[.B51]" office:value-type="float" office:value="0.0127999999999999" calcext:value-type="float">
            <text:p>0.0128</text:p>
          </table:table-cell>
          <table:table-cell office:value-type="string" calcext:value-type="string">
            <text:p>UDPBasicAppData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908</text:p>
          </table:table-cell>
          <table:table-cell office:value-type="float" office:value="1.180043130702" calcext:value-type="float">
            <text:p>1.1800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930</text:p>
          </table:table-cell>
          <table:table-cell office:value-type="float" office:value="1.192609557385" calcext:value-type="float">
            <text:p>1.1926095574</text:p>
          </table:table-cell>
          <table:table-cell table:formula="of:=[.B55]-[.B53]" office:value-type="float" office:value="0.0127999999999999" calcext:value-type="float">
            <text:p>0.0128</text:p>
          </table:table-cell>
          <table:table-cell office:value-type="string" calcext:value-type="string">
            <text:p>UDPBasicAppData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948</text:p>
          </table:table-cell>
          <table:table-cell office:value-type="float" office:value="1.192843130702" calcext:value-type="float">
            <text:p>1.1928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959</text:p>
          </table:table-cell>
          <table:table-cell office:value-type="float" office:value="1.193797130702" calcext:value-type="float">
            <text:p>1.1937971307</text:p>
          </table:table-cell>
          <table:table-cell table:formula="of:=[.B57]-[.B40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  <table:table-cell office:value-type="float" office:value="1.193209557385" calcext:value-type="float">
            <text:p>1.1932095574</text:p>
          </table:table-cell>
        </table:table-row>
        <table:table-row table:style-name="ro1">
          <table:table-cell office:value-type="string" calcext:value-type="string">
            <text:p>#979</text:p>
          </table:table-cell>
          <table:table-cell office:value-type="float" office:value="1.205409557385" calcext:value-type="float">
            <text:p>1.2054095574</text:p>
          </table:table-cell>
          <table:table-cell table:formula="of:=[.B58]-[.B55]" office:value-type="float" office:value="0.0127999999999999" calcext:value-type="float">
            <text:p>0.0128</text:p>
          </table:table-cell>
          <table:table-cell office:value-type="string" calcext:value-type="string">
            <text:p>UDPBasicAppData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997</text:p>
          </table:table-cell>
          <table:table-cell office:value-type="float" office:value="1.205643130702" calcext:value-type="float">
            <text:p>1.2056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6</text:p>
          </table:table-cell>
          <table:table-cell office:value-type="float" office:value="1.218209557385" calcext:value-type="float">
            <text:p>1.2182095574</text:p>
          </table:table-cell>
          <table:table-cell table:formula="of:=[.B60]-[.B58]" office:value-type="float" office:value="0.0128000000000001" calcext:value-type="float">
            <text:p>0.0128</text:p>
          </table:table-cell>
          <table:table-cell office:value-type="string" calcext:value-type="string">
            <text:p>UDPBasicAppData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34</text:p>
          </table:table-cell>
          <table:table-cell office:value-type="float" office:value="1.218443130702" calcext:value-type="float">
            <text:p>1.2184431307</text:p>
          </table:table-cell>
          <table:table-cell/>
          <table:table-cell office:value-type="string" calcext:value-type="string">
            <text:p>ACK</text:p>
          </table:table-cell>
          <table:table-cell table:number-columns-repeated="2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16</text:p>
          </table:table-cell>
          <table:table-cell office:value-type="float" office:value="0.066809557385" calcext:value-type="float">
            <text:p>0.0668095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35</text:p>
          </table:table-cell>
          <table:table-cell office:value-type="float" office:value="0.169209557385" calcext:value-type="float">
            <text:p>0.1692095574</text:p>
          </table:table-cell>
          <table:table-cell table:formula="of:=[.B2]-[.B1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50</text:p>
          </table:table-cell>
          <table:table-cell office:value-type="float" office:value="0.271609557385" calcext:value-type="float">
            <text:p>0.2716095574</text:p>
          </table:table-cell>
          <table:table-cell table:formula="of:=[.B3]-[.B2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65</text:p>
          </table:table-cell>
          <table:table-cell office:value-type="float" office:value="0.374009557385" calcext:value-type="float">
            <text:p>0.3740095574</text:p>
          </table:table-cell>
          <table:table-cell table:formula="of:=[.B4]-[.B3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83</text:p>
          </table:table-cell>
          <table:table-cell office:value-type="float" office:value="0.476409557385" calcext:value-type="float">
            <text:p>0.4764095574</text:p>
          </table:table-cell>
          <table:table-cell table:formula="of:=[.B5]-[.B4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95</text:p>
          </table:table-cell>
          <table:table-cell office:value-type="float" office:value="0.578809557385" calcext:value-type="float">
            <text:p>0.5788095574</text:p>
          </table:table-cell>
          <table:table-cell table:formula="of:=[.B6]-[.B5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107</text:p>
          </table:table-cell>
          <table:table-cell office:value-type="float" office:value="0.681209557385" calcext:value-type="float">
            <text:p>0.6812095574</text:p>
          </table:table-cell>
          <table:table-cell table:formula="of:=[.B7]-[.B6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123</text:p>
          </table:table-cell>
          <table:table-cell office:value-type="float" office:value="0.770209557385" calcext:value-type="float">
            <text:p>0.7702095574</text:p>
          </table:table-cell>
          <table:table-cell table:formula="of:=[.B8]-[.B7]" office:value-type="float" office:value="0.089" calcext:value-type="float">
            <text:p>0.089</text:p>
          </table:table-cell>
          <table:table-cell office:value-type="string" calcext:value-type="string">
            <text:p>Auth</text:p>
          </table:table-cell>
          <table:table-cell/>
        </table:table-row>
        <table:table-row table:style-name="ro1">
          <table:table-cell office:value-type="string" calcext:value-type="string">
            <text:p>#133</text:p>
          </table:table-cell>
          <table:table-cell office:value-type="float" office:value="0.770255130702" calcext:value-type="float">
            <text:p>0.770255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150</text:p>
          </table:table-cell>
          <table:table-cell office:value-type="float" office:value="0.783009557385" calcext:value-type="float">
            <text:p>0.7830095574</text:p>
          </table:table-cell>
          <table:table-cell table:style-name="ce3" table:formula="of:=[.B10]-[.B8]" office:value-type="float" office:value="0.0128" calcext:value-type="float">
            <text:p>0.0128</text:p>
          </table:table-cell>
          <table:table-cell office:value-type="string" calcext:value-type="string">
            <text:p>Auth</text:p>
          </table:table-cell>
          <table:table-cell/>
        </table:table-row>
        <table:table-row table:style-name="ro1">
          <table:table-cell office:value-type="string" calcext:value-type="string">
            <text:p>#160</text:p>
          </table:table-cell>
          <table:table-cell office:value-type="float" office:value="0.783055130702" calcext:value-type="float">
            <text:p>0.783055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171</text:p>
          </table:table-cell>
          <table:table-cell office:value-type="float" office:value="0.784030704019" calcext:value-type="float">
            <text:p>0.784030704</text:p>
          </table:table-cell>
          <table:table-cell table:formula="of:=[.B12]-[.B7]" office:value-type="float" office:value="0.102821146634" calcext:value-type="float">
            <text:p>0.1028211466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186</text:p>
          </table:table-cell>
          <table:table-cell office:value-type="float" office:value="0.795809557385" calcext:value-type="float">
            <text:p>0.7958095574</text:p>
          </table:table-cell>
          <table:table-cell table:style-name="ce3" table:formula="of:=[.B13]-[.B10]" office:value-type="float" office:value="0.0128" calcext:value-type="float">
            <text:p>0.0128</text:p>
          </table:table-cell>
          <table:table-cell office:value-type="string" calcext:value-type="string">
            <text:p>Auth</text:p>
          </table:table-cell>
          <table:table-cell table:formula="of:=[.B13]-[.B12]" office:value-type="float" office:value="0.011778853366" calcext:value-type="float">
            <text:p>0.0117788534</text:p>
          </table:table-cell>
        </table:table-row>
        <table:table-row table:style-name="ro1">
          <table:table-cell office:value-type="string" calcext:value-type="string">
            <text:p>#196</text:p>
          </table:table-cell>
          <table:table-cell office:value-type="float" office:value="0.795855130702" calcext:value-type="float">
            <text:p>0.795855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210</text:p>
          </table:table-cell>
          <table:table-cell office:value-type="float" office:value="0.808609557385" calcext:value-type="float">
            <text:p>0.8086095574</text:p>
          </table:table-cell>
          <table:table-cell table:formula="of:=[.B15]-[.B13]" office:value-type="float" office:value="0.0127999999999999" calcext:value-type="float">
            <text:p>0.0128</text:p>
          </table:table-cell>
          <table:table-cell office:value-type="string" calcext:value-type="string">
            <text:p>Auth-OK</text:p>
          </table:table-cell>
          <table:table-cell/>
        </table:table-row>
        <table:table-row table:style-name="ro1">
          <table:table-cell office:value-type="string" calcext:value-type="string">
            <text:p>#224</text:p>
          </table:table-cell>
          <table:table-cell office:value-type="float" office:value="0.808655130702" calcext:value-type="float">
            <text:p>0.808655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238</text:p>
          </table:table-cell>
          <table:table-cell office:value-type="float" office:value="0.821409557385" calcext:value-type="float">
            <text:p>0.8214095574</text:p>
          </table:table-cell>
          <table:table-cell table:formula="of:=[.B17]-[.B15]" office:value-type="float" office:value="0.0128" calcext:value-type="float">
            <text:p>0.0128</text:p>
          </table:table-cell>
          <table:table-cell office:value-type="string" calcext:value-type="string">
            <text:p>Assoc</text:p>
          </table:table-cell>
          <table:table-cell/>
        </table:table-row>
        <table:table-row table:style-name="ro1">
          <table:table-cell office:value-type="string" calcext:value-type="string">
            <text:p>#248</text:p>
          </table:table-cell>
          <table:table-cell office:value-type="float" office:value="0.821455130702" calcext:value-type="float">
            <text:p>0.821455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262</text:p>
          </table:table-cell>
          <table:table-cell office:value-type="float" office:value="0.834209557385" calcext:value-type="float">
            <text:p>0.8342095574</text:p>
          </table:table-cell>
          <table:table-cell table:formula="of:=[.B19]-[.B17]" office:value-type="float" office:value="0.0128" calcext:value-type="float">
            <text:p>0.0128</text:p>
          </table:table-cell>
          <table:table-cell office:value-type="string" calcext:value-type="string">
            <text:p>AssocResp-OK</text:p>
          </table:table-cell>
          <table:table-cell/>
        </table:table-row>
        <table:table-row table:style-name="ro1">
          <table:table-cell office:value-type="string" calcext:value-type="string">
            <text:p>#272</text:p>
          </table:table-cell>
          <table:table-cell office:value-type="float" office:value="0.834259130702" calcext:value-type="float">
            <text:p>0.834259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288</text:p>
          </table:table-cell>
          <table:table-cell office:value-type="float" office:value="0.886009557385" calcext:value-type="float">
            <text:p>0.8860095574</text:p>
          </table:table-cell>
          <table:table-cell table:formula="of:=[.B21]-[.B12]" office:value-type="float" office:value="0.101978853366" calcext:value-type="float">
            <text:p>0.1019788534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303</text:p>
          </table:table-cell>
          <table:table-cell office:value-type="float" office:value="0.988409557385" calcext:value-type="float">
            <text:p>0.9884095574</text:p>
          </table:table-cell>
          <table:table-cell table:formula="of:=[.B22]-[.B21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323</text:p>
          </table:table-cell>
          <table:table-cell office:value-type="float" office:value="1.000609557385" calcext:value-type="float">
            <text:p>1.0006095574</text:p>
          </table:table-cell>
          <table:table-cell table:formula="of:=[.B23]-[.B22]" office:value-type="float" office:value="0.0122" calcext:value-type="float">
            <text:p>0.0122</text:p>
          </table:table-cell>
          <table:table-cell office:value-type="string" calcext:value-type="string">
            <text:p>arpREQ</text:p>
          </table:table-cell>
          <table:table-cell/>
        </table:table-row>
        <table:table-row table:style-name="ro1">
          <table:table-cell office:value-type="string" calcext:value-type="string">
            <text:p>#350</text:p>
          </table:table-cell>
          <table:table-cell office:value-type="float" office:value="1.000659130702" calcext:value-type="float">
            <text:p>1.000659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361</text:p>
          </table:table-cell>
          <table:table-cell office:value-type="float" office:value="1.001633130702" calcext:value-type="float">
            <text:p>1.0016331307</text:p>
          </table:table-cell>
          <table:table-cell/>
          <table:table-cell office:value-type="string" calcext:value-type="string">
            <text:p>arpREQ</text:p>
          </table:table-cell>
          <table:table-cell/>
        </table:table-row>
        <table:table-row table:style-name="ro1">
          <table:table-cell office:value-type="string" calcext:value-type="string">
            <text:p>#377</text:p>
          </table:table-cell>
          <table:table-cell office:value-type="float" office:value="1.013409557385" calcext:value-type="float">
            <text:p>1.0134095574</text:p>
          </table:table-cell>
          <table:table-cell table:formula="of:=[.B26]-[.B23]" office:value-type="float" office:value="0.0127999999999999" calcext:value-type="float">
            <text:p>0.0128</text:p>
          </table:table-cell>
          <table:table-cell office:value-type="string" calcext:value-type="string">
            <text:p>arpREPLY</text:p>
          </table:table-cell>
          <table:table-cell/>
        </table:table-row>
        <table:table-row table:style-name="ro1">
          <table:table-cell office:value-type="string" calcext:value-type="string">
            <text:p>#392</text:p>
          </table:table-cell>
          <table:table-cell office:value-type="float" office:value="1.013459130702" calcext:value-type="float">
            <text:p>1.013459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411</text:p>
          </table:table-cell>
          <table:table-cell office:value-type="float" office:value="1.026209557385" calcext:value-type="float">
            <text:p>1.0262095574</text:p>
          </table:table-cell>
          <table:table-cell table:formula="of:=[.B28]-[.B26]" office:value-type="float" office:value="0.0128000000000001" calcext:value-type="float">
            <text:p>0.0128</text:p>
          </table:table-cell>
          <table:table-cell office:value-type="string" calcext:value-type="string">
            <text:p>UDPBasicAppData-0</text:p>
          </table:table-cell>
          <table:table-cell/>
        </table:table-row>
        <table:table-row table:style-name="ro1">
          <table:table-cell office:value-type="string" calcext:value-type="string">
            <text:p>#429</text:p>
          </table:table-cell>
          <table:table-cell office:value-type="float" office:value="1.026443130702" calcext:value-type="float">
            <text:p>1.026443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448</text:p>
          </table:table-cell>
          <table:table-cell office:value-type="float" office:value="1.039009557385" calcext:value-type="float">
            <text:p>1.0390095574</text:p>
          </table:table-cell>
          <table:table-cell table:formula="of:=[.B30]-[.B28]" office:value-type="float" office:value="0.0127999999999999" calcext:value-type="float">
            <text:p>0.0128</text:p>
          </table:table-cell>
          <table:table-cell office:value-type="string" calcext:value-type="string">
            <text:p>UDPBasicAppData-1</text:p>
          </table:table-cell>
          <table:table-cell/>
        </table:table-row>
        <table:table-row table:style-name="ro1">
          <table:table-cell office:value-type="string" calcext:value-type="string">
            <text:p>#466</text:p>
          </table:table-cell>
          <table:table-cell office:value-type="float" office:value="1.039243130702" calcext:value-type="float">
            <text:p>1.039243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490</text:p>
          </table:table-cell>
          <table:table-cell office:value-type="float" office:value="1.051809557385" calcext:value-type="float">
            <text:p>1.0518095574</text:p>
          </table:table-cell>
          <table:table-cell table:formula="of:=[.B32]-[.B30]" office:value-type="float" office:value="0.0127999999999999" calcext:value-type="float">
            <text:p>0.0128</text:p>
          </table:table-cell>
          <table:table-cell office:value-type="string" calcext:value-type="string">
            <text:p>UDPBasicAppData-2</text:p>
          </table:table-cell>
          <table:table-cell/>
        </table:table-row>
        <table:table-row table:style-name="ro1">
          <table:table-cell office:value-type="string" calcext:value-type="string">
            <text:p>#508</text:p>
          </table:table-cell>
          <table:table-cell office:value-type="float" office:value="1.052043130702" calcext:value-type="float">
            <text:p>1.052043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527</text:p>
          </table:table-cell>
          <table:table-cell office:value-type="float" office:value="1.064609557385" calcext:value-type="float">
            <text:p>1.0646095574</text:p>
          </table:table-cell>
          <table:table-cell table:formula="of:=[.B34]-[.B32]" office:value-type="float" office:value="0.0128000000000001" calcext:value-type="float">
            <text:p>0.0128</text:p>
          </table:table-cell>
          <table:table-cell office:value-type="string" calcext:value-type="string">
            <text:p>UDPBasicAppData-3</text:p>
          </table:table-cell>
          <table:table-cell/>
        </table:table-row>
        <table:table-row table:style-name="ro1">
          <table:table-cell office:value-type="string" calcext:value-type="string">
            <text:p>#545</text:p>
          </table:table-cell>
          <table:table-cell office:value-type="float" office:value="1.064843130702" calcext:value-type="float">
            <text:p>1.064843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564</text:p>
          </table:table-cell>
          <table:table-cell office:value-type="float" office:value="1.077409557385" calcext:value-type="float">
            <text:p>1.0774095574</text:p>
          </table:table-cell>
          <table:table-cell table:formula="of:=[.B36]-[.B34]" office:value-type="float" office:value="0.0127999999999999" calcext:value-type="float">
            <text:p>0.0128</text:p>
          </table:table-cell>
          <table:table-cell office:value-type="string" calcext:value-type="string">
            <text:p>UDPBasicAppData-4</text:p>
          </table:table-cell>
          <table:table-cell/>
        </table:table-row>
        <table:table-row table:style-name="ro1">
          <table:table-cell office:value-type="string" calcext:value-type="string">
            <text:p>#582</text:p>
          </table:table-cell>
          <table:table-cell office:value-type="float" office:value="1.077643130702" calcext:value-type="float">
            <text:p>1.077643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609</text:p>
          </table:table-cell>
          <table:table-cell office:value-type="float" office:value="1.090209557385" calcext:value-type="float">
            <text:p>1.0902095574</text:p>
          </table:table-cell>
          <table:table-cell table:style-name="ce3" table:formula="of:=[.B38]-[.B36]" office:value-type="float" office:value="0.0127999999999999" calcext:value-type="float">
            <text:p>0.0128</text:p>
          </table:table-cell>
          <table:table-cell office:value-type="string" calcext:value-type="string">
            <text:p>UDPBasicAppData-5</text:p>
          </table:table-cell>
          <table:table-cell/>
        </table:table-row>
        <table:table-row table:style-name="ro1">
          <table:table-cell office:value-type="string" calcext:value-type="string">
            <text:p>#627</text:p>
          </table:table-cell>
          <table:table-cell office:value-type="float" office:value="1.090443130702" calcext:value-type="float">
            <text:p>1.0904431307</text:p>
          </table:table-cell>
          <table:table-cell/>
          <table:table-cell office:value-type="string" calcext:value-type="string">
            <text:p>ACK</text:p>
          </table:table-cell>
          <table:table-cell/>
        </table:table-row>
        <table:table-row table:style-name="ro1">
          <table:table-cell office:value-type="string" calcext:value-type="string">
            <text:p>#638</text:p>
          </table:table-cell>
          <table:table-cell office:value-type="float" office:value="1.091397130702" calcext:value-type="float">
            <text:p>1.0913971307</text:p>
          </table:table-cell>
          <table:table-cell table:formula="of:=[.B40]-[.B22]" office:value-type="float" office:value="0.102987573317" calcext:value-type="float">
            <text:p>0.1029875733</text:p>
          </table:table-cell>
          <table:table-cell office:value-type="string" calcext:value-type="string">
            <text:p>Beacon</text:p>
          </table:table-cell>
          <table:table-cell/>
        </table:table-row>
        <table:table-row table:style-name="ro1">
          <table:table-cell office:value-type="string" calcext:value-type="string">
            <text:p>#658</text:p>
          </table:table-cell>
          <table:table-cell office:value-type="float" office:value="1.103009557385" calcext:value-type="float">
            <text:p>1.1030095574</text:p>
          </table:table-cell>
          <table:table-cell table:style-name="ce3" table:formula="of:=[.B41]-[.B38]" office:value-type="float" office:value="0.0128000000000001" calcext:value-type="float">
            <text:p>0.0128</text:p>
          </table:table-cell>
          <table:table-cell office:value-type="string" calcext:value-type="string">
            <text:p>UDPBasicAppData-6</text:p>
          </table:table-cell>
          <table:table-cell/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16</text:p>
          </table:table-cell>
          <table:table-cell office:value-type="float" office:value="0.066189557385" calcext:value-type="float">
            <text:p>0.0661895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35</text:p>
          </table:table-cell>
          <table:table-cell office:value-type="float" office:value="0.168589557385" calcext:value-type="float">
            <text:p>0.1685895574</text:p>
          </table:table-cell>
          <table:table-cell table:formula="of:=[.B2]-[.B1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50</text:p>
          </table:table-cell>
          <table:table-cell office:value-type="float" office:value="0.270989557385" calcext:value-type="float">
            <text:p>0.2709895574</text:p>
          </table:table-cell>
          <table:table-cell table:formula="of:=[.B3]-[.B2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65</text:p>
          </table:table-cell>
          <table:table-cell office:value-type="float" office:value="0.373389557385" calcext:value-type="float">
            <text:p>0.3733895574</text:p>
          </table:table-cell>
          <table:table-cell table:formula="of:=[.B4]-[.B3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83</text:p>
          </table:table-cell>
          <table:table-cell office:value-type="float" office:value="0.475789557385" calcext:value-type="float">
            <text:p>0.4757895574</text:p>
          </table:table-cell>
          <table:table-cell table:formula="of:=[.B5]-[.B4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95</text:p>
          </table:table-cell>
          <table:table-cell office:value-type="float" office:value="0.578189557385" calcext:value-type="float">
            <text:p>0.5781895574</text:p>
          </table:table-cell>
          <table:table-cell table:formula="of:=[.B6]-[.B5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107</text:p>
          </table:table-cell>
          <table:table-cell office:value-type="float" office:value="0.680589557385" calcext:value-type="float">
            <text:p>0.6805895574</text:p>
          </table:table-cell>
          <table:table-cell table:formula="of:=[.B7]-[.B6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123</text:p>
          </table:table-cell>
          <table:table-cell office:value-type="float" office:value="0.770209557385" calcext:value-type="float">
            <text:p>0.7702095574</text:p>
          </table:table-cell>
          <table:table-cell table:formula="of:=[.B8]-[.B7]" office:value-type="float" office:value="0.08962" calcext:value-type="float">
            <text:p>0.08962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WLAN <text:s/>auth <text:s/></text:p>
          </table:table-cell>
        </table:table-row>
        <table:table-row table:style-name="ro1">
          <table:table-cell office:value-type="string" calcext:value-type="string">
            <text:p>#133</text:p>
          </table:table-cell>
          <table:table-cell office:value-type="float" office:value="0.770255130702" calcext:value-type="float">
            <text:p>0.770255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  <table:table-row table:style-name="ro1">
          <table:table-cell office:value-type="string" calcext:value-type="string">
            <text:p>#150</text:p>
          </table:table-cell>
          <table:table-cell office:value-type="float" office:value="0.783009557385" calcext:value-type="float">
            <text:p>0.7830095574</text:p>
          </table:table-cell>
          <table:table-cell table:formula="of:=[.B10]-[.B8]" office:value-type="float" office:value="0.0128" calcext:value-type="float">
            <text:p>0.0128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WLAN <text:s/>auth <text:s/></text:p>
          </table:table-cell>
        </table:table-row>
        <table:table-row table:style-name="ro1">
          <table:table-cell office:value-type="string" calcext:value-type="string">
            <text:p>#160</text:p>
          </table:table-cell>
          <table:table-cell office:value-type="float" office:value="0.783055130702" calcext:value-type="float">
            <text:p>0.783055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2 <text:s/></text:p>
          </table:table-cell>
        </table:table-row>
        <table:table-row table:style-name="ro1">
          <table:table-cell office:value-type="string" calcext:value-type="string">
            <text:p>#171</text:p>
          </table:table-cell>
          <table:table-cell office:value-type="float" office:value="0.783410704019" calcext:value-type="float">
            <text:p>0.783410704</text:p>
          </table:table-cell>
          <table:table-cell table:formula="of:=[.B12]-[.B7]" office:value-type="float" office:value="0.102821146634" calcext:value-type="float">
            <text:p>0.1028211466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186</text:p>
          </table:table-cell>
          <table:table-cell office:value-type="float" office:value="0.795809557385" calcext:value-type="float">
            <text:p>0.7958095574</text:p>
          </table:table-cell>
          <table:table-cell table:formula="of:=[.B13]-[.B12]" office:value-type="float" office:value="0.012398853366" calcext:value-type="float">
            <text:p>0.0123988534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WLAN <text:s/>auth <text:s/></text:p>
          </table:table-cell>
        </table:table-row>
        <table:table-row table:style-name="ro1">
          <table:table-cell office:value-type="string" calcext:value-type="string">
            <text:p>#196</text:p>
          </table:table-cell>
          <table:table-cell office:value-type="float" office:value="0.795855130702" calcext:value-type="float">
            <text:p>0.795855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  <table:table-row table:style-name="ro1">
          <table:table-cell office:value-type="string" calcext:value-type="string">
            <text:p>#210</text:p>
          </table:table-cell>
          <table:table-cell office:value-type="float" office:value="0.808609557385" calcext:value-type="float">
            <text:p>0.8086095574</text:p>
          </table:table-cell>
          <table:table-cell table:formula="of:=[.B15]-[.B13]" office:value-type="float" office:value="0.0127999999999999" calcext:value-type="float">
            <text:p>0.0128</text:p>
          </table:table-cell>
          <table:table-cell office:value-type="string" calcext:value-type="string">
            <text:p>Auth-OK</text:p>
          </table:table-cell>
          <table:table-cell office:value-type="string" calcext:value-type="string">
            <text:p>WLAN <text:s/>auth <text:s/></text:p>
          </table:table-cell>
        </table:table-row>
        <table:table-row table:style-name="ro1">
          <table:table-cell office:value-type="string" calcext:value-type="string">
            <text:p>#224</text:p>
          </table:table-cell>
          <table:table-cell office:value-type="float" office:value="0.808655130702" calcext:value-type="float">
            <text:p>0.808655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2 <text:s/></text:p>
          </table:table-cell>
        </table:table-row>
        <table:table-row table:style-name="ro1">
          <table:table-cell office:value-type="string" calcext:value-type="string">
            <text:p>#238</text:p>
          </table:table-cell>
          <table:table-cell office:value-type="float" office:value="0.821409557385" calcext:value-type="float">
            <text:p>0.8214095574</text:p>
          </table:table-cell>
          <table:table-cell table:formula="of:=[.B17]-[.B15]" office:value-type="float" office:value="0.0128" calcext:value-type="float">
            <text:p>0.0128</text:p>
          </table:table-cell>
          <table:table-cell office:value-type="string" calcext:value-type="string">
            <text:p>Assoc</text:p>
          </table:table-cell>
          <table:table-cell office:value-type="string" calcext:value-type="string">
            <text:p>WLAN <text:s/>assoc req <text:s/></text:p>
          </table:table-cell>
        </table:table-row>
        <table:table-row table:style-name="ro1">
          <table:table-cell office:value-type="string" calcext:value-type="string">
            <text:p>#248</text:p>
          </table:table-cell>
          <table:table-cell office:value-type="float" office:value="0.821455130702" calcext:value-type="float">
            <text:p>0.821455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  <table:table-row table:style-name="ro1">
          <table:table-cell office:value-type="string" calcext:value-type="string">
            <text:p>#262</text:p>
          </table:table-cell>
          <table:table-cell office:value-type="float" office:value="0.834209557385" calcext:value-type="float">
            <text:p>0.8342095574</text:p>
          </table:table-cell>
          <table:table-cell table:formula="of:=[.B19]-[.B17]" office:value-type="float" office:value="0.0128" calcext:value-type="float">
            <text:p>0.0128</text:p>
          </table:table-cell>
          <table:table-cell office:value-type="string" calcext:value-type="string">
            <text:p>AssocResp-OK</text:p>
          </table:table-cell>
          <table:table-cell office:value-type="string" calcext:value-type="string">
            <text:p>WLAN <text:s/>assoc resp <text:s/></text:p>
          </table:table-cell>
        </table:table-row>
        <table:table-row table:style-name="ro1">
          <table:table-cell office:value-type="string" calcext:value-type="string">
            <text:p>#272</text:p>
          </table:table-cell>
          <table:table-cell office:value-type="float" office:value="0.834259130702" calcext:value-type="float">
            <text:p>0.834259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2 <text:s/></text:p>
          </table:table-cell>
        </table:table-row>
        <table:table-row table:style-name="ro1">
          <table:table-cell office:value-type="string" calcext:value-type="string">
            <text:p>#288</text:p>
          </table:table-cell>
          <table:table-cell office:value-type="float" office:value="0.885389557385" calcext:value-type="float">
            <text:p>0.8853895574</text:p>
          </table:table-cell>
          <table:table-cell table:formula="of:=[.B21]-[.B7]" office:value-type="float" office:value="0.2048" calcext:value-type="float">
            <text:p>0.2048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303</text:p>
          </table:table-cell>
          <table:table-cell office:value-type="float" office:value="0.987789557385" calcext:value-type="float">
            <text:p>0.9877895574</text:p>
          </table:table-cell>
          <table:table-cell table:formula="of:=[.B22]-[.B21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323</text:p>
          </table:table-cell>
          <table:table-cell office:value-type="float" office:value="1.000609557385" calcext:value-type="float">
            <text:p>1.0006095574</text:p>
          </table:table-cell>
          <table:table-cell table:formula="of:=[.B23]-[.B22]" office:value-type="float" office:value="0.0128200000000001" calcext:value-type="float">
            <text:p>0.01282</text:p>
          </table:table-cell>
          <table:table-cell office:value-type="string" calcext:value-type="string">
            <text:p>arpREQ</text:p>
          </table:table-cell>
          <table:table-cell office:value-type="string" calcext:value-type="string">
            <text:p>ARP req: 145.236.0.2=? (s=145.236.0.1(0A-AA-00-00-00-01)) <text:s/></text:p>
          </table:table-cell>
        </table:table-row>
        <table:table-row table:style-name="ro1">
          <table:table-cell office:value-type="string" calcext:value-type="string">
            <text:p>#350</text:p>
          </table:table-cell>
          <table:table-cell office:value-type="float" office:value="1.000659130702" calcext:value-type="float">
            <text:p>1.000659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  <table:table-row table:style-name="ro1">
          <table:table-cell office:value-type="string" calcext:value-type="string">
            <text:p>#361</text:p>
          </table:table-cell>
          <table:table-cell office:value-type="float" office:value="1.001013130702" calcext:value-type="float">
            <text:p>1.0010131307</text:p>
          </table:table-cell>
          <table:table-cell/>
          <table:table-cell office:value-type="string" calcext:value-type="string">
            <text:p>arpREQ</text:p>
          </table:table-cell>
          <table:table-cell office:value-type="string" calcext:value-type="string">
            <text:p>ARP req: 145.236.0.2=? (s=145.236.0.1(0A-AA-00-00-00-01)) <text:s/></text:p>
          </table:table-cell>
        </table:table-row>
        <table:table-row table:style-name="ro1">
          <table:table-cell office:value-type="string" calcext:value-type="string">
            <text:p>#377</text:p>
          </table:table-cell>
          <table:table-cell office:value-type="float" office:value="1.013409557385" calcext:value-type="float">
            <text:p>1.0134095574</text:p>
          </table:table-cell>
          <table:table-cell table:formula="of:=[.B26]-[.B23]" office:value-type="float" office:value="0.0127999999999999" calcext:value-type="float">
            <text:p>0.0128</text:p>
          </table:table-cell>
          <table:table-cell office:value-type="string" calcext:value-type="string">
            <text:p>arpREPLY</text:p>
          </table:table-cell>
          <table:table-cell office:value-type="string" calcext:value-type="string">
            <text:p>ARP reply: 145.236.0.2=0A-AA-00-00-00-04 (d=145.236.0.1(0A-AA-00-00-00-01)) <text:s/></text:p>
          </table:table-cell>
        </table:table-row>
        <table:table-row table:style-name="ro1">
          <table:table-cell office:value-type="string" calcext:value-type="string">
            <text:p>#392</text:p>
          </table:table-cell>
          <table:table-cell office:value-type="float" office:value="1.013459130702" calcext:value-type="float">
            <text:p>1.013459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2 <text:s/></text:p>
          </table:table-cell>
        </table:table-row>
        <table:table-row table:style-name="ro1">
          <table:table-cell office:value-type="string" calcext:value-type="string">
            <text:p>#411</text:p>
          </table:table-cell>
          <table:table-cell office:value-type="float" office:value="1.026209557385" calcext:value-type="float">
            <text:p>1.0262095574</text:p>
          </table:table-cell>
          <table:table-cell table:formula="of:=[.B28]-[.B26]" office:value-type="float" office:value="0.0128000000000001" calcext:value-type="float">
            <text:p>0.0128</text:p>
          </table:table-cell>
          <table:table-cell office:value-type="string" calcext:value-type="string">
            <text:p>UDPBasicAppData-0</text:p>
          </table:table-cell>
          <table:table-cell office:value-type="string" calcext:value-type="string">
            <text:p>omnetpp::cPacket:1250 bytes <text:s/></text:p>
          </table:table-cell>
        </table:table-row>
        <table:table-row table:style-name="ro1">
          <table:table-cell office:value-type="string" calcext:value-type="string">
            <text:p>#429</text:p>
          </table:table-cell>
          <table:table-cell office:value-type="float" office:value="1.026443130702" calcext:value-type="float">
            <text:p>1.026443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  <table:table-row table:style-name="ro1">
          <table:table-cell office:value-type="string" calcext:value-type="string">
            <text:p>#448</text:p>
          </table:table-cell>
          <table:table-cell office:value-type="float" office:value="1.039009557385" calcext:value-type="float">
            <text:p>1.0390095574</text:p>
          </table:table-cell>
          <table:table-cell table:formula="of:=[.B30]-[.B28]" office:value-type="float" office:value="0.0127999999999999" calcext:value-type="float">
            <text:p>0.0128</text:p>
          </table:table-cell>
          <table:table-cell office:value-type="string" calcext:value-type="string">
            <text:p>UDPBasicAppData-1</text:p>
          </table:table-cell>
          <table:table-cell office:value-type="string" calcext:value-type="string">
            <text:p>omnetpp::cPacket:1250 bytes <text:s/></text:p>
          </table:table-cell>
        </table:table-row>
        <table:table-row table:style-name="ro1">
          <table:table-cell office:value-type="string" calcext:value-type="string">
            <text:p>#466</text:p>
          </table:table-cell>
          <table:table-cell office:value-type="float" office:value="1.039243130702" calcext:value-type="float">
            <text:p>1.039243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  <table:table-row table:style-name="ro1">
          <table:table-cell office:value-type="string" calcext:value-type="string">
            <text:p>#490</text:p>
          </table:table-cell>
          <table:table-cell office:value-type="float" office:value="1.051809557385" calcext:value-type="float">
            <text:p>1.0518095574</text:p>
          </table:table-cell>
          <table:table-cell table:formula="of:=[.B32]-[.B30]" office:value-type="float" office:value="0.0127999999999999" calcext:value-type="float">
            <text:p>0.0128</text:p>
          </table:table-cell>
          <table:table-cell office:value-type="string" calcext:value-type="string">
            <text:p>UDPBasicAppData-2</text:p>
          </table:table-cell>
          <table:table-cell office:value-type="string" calcext:value-type="string">
            <text:p>omnetpp::cPacket:1250 bytes <text:s/></text:p>
          </table:table-cell>
        </table:table-row>
        <table:table-row table:style-name="ro1">
          <table:table-cell office:value-type="string" calcext:value-type="string">
            <text:p>#508</text:p>
          </table:table-cell>
          <table:table-cell office:value-type="float" office:value="1.052043130702" calcext:value-type="float">
            <text:p>1.052043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  <table:table-row table:style-name="ro1">
          <table:table-cell office:value-type="string" calcext:value-type="string">
            <text:p>#527</text:p>
          </table:table-cell>
          <table:table-cell office:value-type="float" office:value="1.064609557385" calcext:value-type="float">
            <text:p>1.0646095574</text:p>
          </table:table-cell>
          <table:table-cell table:formula="of:=[.B34]-[.B32]" office:value-type="float" office:value="0.0128000000000001" calcext:value-type="float">
            <text:p>0.0128</text:p>
          </table:table-cell>
          <table:table-cell office:value-type="string" calcext:value-type="string">
            <text:p>UDPBasicAppData-3</text:p>
          </table:table-cell>
          <table:table-cell office:value-type="string" calcext:value-type="string">
            <text:p>omnetpp::cPacket:1250 bytes <text:s/></text:p>
          </table:table-cell>
        </table:table-row>
        <table:table-row table:style-name="ro1">
          <table:table-cell office:value-type="string" calcext:value-type="string">
            <text:p>#545</text:p>
          </table:table-cell>
          <table:table-cell office:value-type="float" office:value="1.064843130702" calcext:value-type="float">
            <text:p>1.064843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  <table:table-row table:style-name="ro1">
          <table:table-cell office:value-type="string" calcext:value-type="string">
            <text:p>#564</text:p>
          </table:table-cell>
          <table:table-cell office:value-type="float" office:value="1.077409557385" calcext:value-type="float">
            <text:p>1.0774095574</text:p>
          </table:table-cell>
          <table:table-cell table:formula="of:=[.B36]-[.B34]" office:value-type="float" office:value="0.0127999999999999" calcext:value-type="float">
            <text:p>0.0128</text:p>
          </table:table-cell>
          <table:table-cell office:value-type="string" calcext:value-type="string">
            <text:p>UDPBasicAppData-4</text:p>
          </table:table-cell>
          <table:table-cell office:value-type="string" calcext:value-type="string">
            <text:p>omnetpp::cPacket:1250 bytes <text:s/></text:p>
          </table:table-cell>
        </table:table-row>
        <table:table-row table:style-name="ro1">
          <table:table-cell office:value-type="string" calcext:value-type="string">
            <text:p>#582</text:p>
          </table:table-cell>
          <table:table-cell office:value-type="float" office:value="1.077643130702" calcext:value-type="float">
            <text:p>1.0776431307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  <table:table-row table:style-name="ro1">
          <table:table-cell office:value-type="string" calcext:value-type="string">
            <text:p>#609</text:p>
          </table:table-cell>
          <table:table-cell office:value-type="float" office:value="1.090189557385" calcext:value-type="float">
            <text:p>1.0901895574</text:p>
          </table:table-cell>
          <table:table-cell table:formula="of:=[.B38]-[.B22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LAN beacon <text:s/></text:p>
          </table:table-cell>
        </table:table-row>
        <table:table-row table:style-name="ro1">
          <table:table-cell office:value-type="string" calcext:value-type="string">
            <text:p>#620</text:p>
          </table:table-cell>
          <table:table-cell office:value-type="float" office:value="1.090307130702" calcext:value-type="float">
            <text:p>1.0903071307</text:p>
          </table:table-cell>
          <table:table-cell table:formula="of:=[.B39]-[.B36]" office:value-type="float" office:value="0.012897573317" calcext:value-type="float">
            <text:p>0.0128975733</text:p>
          </table:table-cell>
          <table:table-cell office:value-type="string" calcext:value-type="string">
            <text:p>UDPBasicAppData-5</text:p>
          </table:table-cell>
          <table:table-cell office:value-type="string" calcext:value-type="string">
            <text:p>omnetpp::cPacket:1250 bytes <text:s/></text:p>
          </table:table-cell>
        </table:table-row>
        <table:table-row table:style-name="ro1">
          <table:table-cell office:value-type="string" calcext:value-type="string">
            <text:p>#638</text:p>
          </table:table-cell>
          <table:table-cell office:value-type="float" office:value="1.090540704019" calcext:value-type="float">
            <text:p>1.090540704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WLAN <text:s/>ack 0A-AA-00-00-00-01 <text:s/>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16</text:p>
          </table:table-cell>
          <table:table-cell office:value-type="float" office:value="0.066209557385" calcext:value-type="float">
            <text:p>0.0662095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con</text:p>
          </table:table-cell>
        </table:table-row>
        <table:table-row table:style-name="ro1">
          <table:table-cell office:value-type="string" calcext:value-type="string">
            <text:p>#35</text:p>
          </table:table-cell>
          <table:table-cell office:value-type="float" office:value="0.168609557385" calcext:value-type="float">
            <text:p>0.1686095574</text:p>
          </table:table-cell>
          <table:table-cell table:formula="of:=[.B2]-[.B1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</table:table-row>
        <table:table-row table:style-name="ro1">
          <table:table-cell office:value-type="string" calcext:value-type="string">
            <text:p>#50</text:p>
          </table:table-cell>
          <table:table-cell office:value-type="float" office:value="0.271009557385" calcext:value-type="float">
            <text:p>0.2710095574</text:p>
          </table:table-cell>
          <table:table-cell table:formula="of:=[.B3]-[.B2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</table:table-row>
        <table:table-row table:style-name="ro1">
          <table:table-cell office:value-type="string" calcext:value-type="string">
            <text:p>#65</text:p>
          </table:table-cell>
          <table:table-cell office:value-type="float" office:value="0.373409557385" calcext:value-type="float">
            <text:p>0.3734095574</text:p>
          </table:table-cell>
          <table:table-cell table:formula="of:=[.B4]-[.B3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</table:table-row>
        <table:table-row table:style-name="ro1">
          <table:table-cell office:value-type="string" calcext:value-type="string">
            <text:p>#83</text:p>
          </table:table-cell>
          <table:table-cell office:value-type="float" office:value="0.475809557385" calcext:value-type="float">
            <text:p>0.4758095574</text:p>
          </table:table-cell>
          <table:table-cell table:formula="of:=[.B5]-[.B4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</table:table-row>
        <table:table-row table:style-name="ro1">
          <table:table-cell office:value-type="string" calcext:value-type="string">
            <text:p>#95</text:p>
          </table:table-cell>
          <table:table-cell office:value-type="float" office:value="0.578209557385" calcext:value-type="float">
            <text:p>0.5782095574</text:p>
          </table:table-cell>
          <table:table-cell table:formula="of:=[.B6]-[.B5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</table:table-row>
        <table:table-row table:style-name="ro1">
          <table:table-cell office:value-type="string" calcext:value-type="string">
            <text:p>#107</text:p>
          </table:table-cell>
          <table:table-cell office:value-type="float" office:value="0.680609557385" calcext:value-type="float">
            <text:p>0.6806095574</text:p>
          </table:table-cell>
          <table:table-cell table:formula="of:=[.B7]-[.B6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</table:table-row>
        <table:table-row table:style-name="ro1">
          <table:table-cell office:value-type="string" calcext:value-type="string">
            <text:p>#122</text:p>
          </table:table-cell>
          <table:table-cell office:value-type="float" office:value="0.763554953215" calcext:value-type="float">
            <text:p>0.7635549532</text:p>
          </table:table-cell>
          <table:table-cell table:formula="of:=[.B8]-[.B7]" office:value-type="float" office:value="0.08294539583" calcext:value-type="float">
            <text:p>0.0829453958</text:p>
          </table:table-cell>
          <table:table-cell office:value-type="string" calcext:value-type="string">
            <text:p>Auth</text:p>
          </table:table-cell>
        </table:table-row>
        <table:table-row table:style-name="ro1">
          <table:table-cell office:value-type="string" calcext:value-type="string">
            <text:p>#132</text:p>
          </table:table-cell>
          <table:table-cell office:value-type="float" office:value="0.763600526532" calcext:value-type="float">
            <text:p>0.7636005265</text:p>
          </table:table-cell>
          <table:table-cell/>
          <table:table-cell office:value-type="string" calcext:value-type="string">
            <text:p>ACK</text:p>
          </table:table-cell>
        </table:table-row>
        <table:table-row table:style-name="ro1">
          <table:table-cell office:value-type="string" calcext:value-type="string">
            <text:p>#143</text:p>
          </table:table-cell>
          <table:table-cell office:value-type="float" office:value="0.763974526532" calcext:value-type="float">
            <text:p>0.7639745265</text:p>
          </table:table-cell>
          <table:table-cell table:formula="of:=[.B10]-[.B7]" office:value-type="float" office:value="0.083364969147" calcext:value-type="float">
            <text:p>0.0833649691</text:p>
          </table:table-cell>
          <table:table-cell office:value-type="string" calcext:value-type="string">
            <text:p>Auth</text:p>
          </table:table-cell>
        </table:table-row>
        <table:table-row table:style-name="ro1">
          <table:table-cell office:value-type="string" calcext:value-type="string">
            <text:p>#153</text:p>
          </table:table-cell>
          <table:table-cell office:value-type="float" office:value="0.764020099849" calcext:value-type="float">
            <text:p>0.7640200998</text:p>
          </table:table-cell>
          <table:table-cell/>
          <table:table-cell office:value-type="string" calcext:value-type="string">
            <text:p>ACK</text:p>
          </table:table-cell>
        </table:table-row>
        <table:table-row table:style-name="ro1">
          <table:table-cell office:value-type="string" calcext:value-type="string">
            <text:p>#164</text:p>
          </table:table-cell>
          <table:table-cell office:value-type="float" office:value="0.764414099849" calcext:value-type="float">
            <text:p>0.7644140998</text:p>
          </table:table-cell>
          <table:table-cell table:formula="of:=[.B12]-[.B8]" office:value-type="float" office:value="0.000859146633999997" calcext:value-type="float">
            <text:p>0.0008591466</text:p>
          </table:table-cell>
          <table:table-cell office:value-type="string" calcext:value-type="string">
            <text:p>Auth</text:p>
          </table:table-cell>
        </table:table-row>
        <table:table-row table:style-name="ro1">
          <table:table-cell office:value-type="string" calcext:value-type="string">
            <text:p>#174</text:p>
          </table:table-cell>
          <table:table-cell office:value-type="float" office:value="0.764459673166" calcext:value-type="float">
            <text:p>0.7644596732</text:p>
          </table:table-cell>
          <table:table-cell/>
          <table:table-cell office:value-type="string" calcext:value-type="string">
            <text:p>ACK</text:p>
          </table:table-cell>
        </table:table-row>
        <table:table-row table:style-name="ro1">
          <table:table-cell office:value-type="string" calcext:value-type="string">
            <text:p>#185</text:p>
          </table:table-cell>
          <table:table-cell office:value-type="float" office:value="0.764833673166" calcext:value-type="float">
            <text:p>0.7648336732</text:p>
          </table:table-cell>
          <table:table-cell table:formula="of:=[.B14]-[.B8]" office:value-type="float" office:value="0.00127871995100004" calcext:value-type="float">
            <text:p>0.00127872</text:p>
          </table:table-cell>
          <table:table-cell office:value-type="string" calcext:value-type="string">
            <text:p>Auth-OK</text:p>
          </table:table-cell>
        </table:table-row>
        <table:table-row table:style-name="ro1">
          <table:table-cell office:value-type="string" calcext:value-type="string">
            <text:p>#199</text:p>
          </table:table-cell>
          <table:table-cell office:value-type="float" office:value="0.764879246483" calcext:value-type="float">
            <text:p>0.7648792465</text:p>
          </table:table-cell>
          <table:table-cell/>
          <table:table-cell office:value-type="string" calcext:value-type="string">
            <text:p>ACK</text:p>
          </table:table-cell>
        </table:table-row>
        <table:table-row table:style-name="ro1">
          <table:table-cell office:value-type="string" calcext:value-type="string">
            <text:p>#210</text:p>
          </table:table-cell>
          <table:table-cell office:value-type="float" office:value="0.765273246483" calcext:value-type="float">
            <text:p>0.7652732465</text:p>
          </table:table-cell>
          <table:table-cell table:formula="of:=[.B16]-[.B14]" office:value-type="float" office:value="0.000439573316999953" calcext:value-type="float">
            <text:p>0.0004395733</text:p>
          </table:table-cell>
          <table:table-cell office:value-type="string" calcext:value-type="string">
            <text:p>Assoc</text:p>
          </table:table-cell>
        </table:table-row>
        <table:table-row table:style-name="ro1">
          <table:table-cell office:value-type="string" calcext:value-type="string">
            <text:p>#220</text:p>
          </table:table-cell>
          <table:table-cell office:value-type="float" office:value="0.7653188198" calcext:value-type="float">
            <text:p>0.7653188198</text:p>
          </table:table-cell>
          <table:table-cell/>
          <table:table-cell office:value-type="string" calcext:value-type="string">
            <text:p>ACK</text:p>
          </table:table-cell>
        </table:table-row>
        <table:table-row table:style-name="ro1">
          <table:table-cell office:value-type="string" calcext:value-type="string">
            <text:p>#231</text:p>
          </table:table-cell>
          <table:table-cell office:value-type="float" office:value="0.7656928198" calcext:value-type="float">
            <text:p>0.7656928198</text:p>
          </table:table-cell>
          <table:table-cell table:formula="of:=[.B18]-[.B17]" office:value-type="float" office:value="0.000373999999999985" calcext:value-type="float">
            <text:p>0.000374</text:p>
          </table:table-cell>
          <table:table-cell office:value-type="string" calcext:value-type="string">
            <text:p>AssocResp-OK</text:p>
          </table:table-cell>
        </table:table-row>
        <table:table-row table:style-name="ro1">
          <table:table-cell office:value-type="string" calcext:value-type="string">
            <text:p>#241</text:p>
          </table:table-cell>
          <table:table-cell office:value-type="float" office:value="0.765742393117" calcext:value-type="float">
            <text:p>0.7657423931</text:p>
          </table:table-cell>
          <table:table-cell/>
          <table:table-cell office:value-type="string" calcext:value-type="string">
            <text:p>ACK</text:p>
          </table:table-cell>
        </table:table-row>
        <table:table-row table:style-name="ro1">
          <table:table-cell office:value-type="string" calcext:value-type="string">
            <text:p>#267</text:p>
          </table:table-cell>
          <table:table-cell office:value-type="float" office:value="0.783009557385" calcext:value-type="float">
            <text:p>0.7830095574</text:p>
          </table:table-cell>
          <table:table-cell table:formula="of:=[.B20]-[.B7]" office:value-type="float" office:value="0.1024" calcext:value-type="float">
            <text:p>0.1024</text:p>
          </table:table-cell>
          <table:table-cell office:value-type="string" calcext:value-type="string">
            <text:p>Beac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00-00-00</text:date>, <text:time style:data-style-name="N2" text:time-value="11:25:35.664038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11:45:26.132632869</meta:creation-date>
    <dc:date>2016-07-25T11:27:45.698155053</dc:date>
    <meta:editing-duration>PT2H49M56S</meta:editing-duration>
    <meta:editing-cycles>6</meta:editing-cycles>
    <meta:generator>LibreOffice/4.2.8.2$Linux_X86_64 LibreOffice_project/420m0$Build-2</meta:generator>
    <meta:document-statistic meta:table-count="5" meta:cell-count="893" meta:object-count="0"/>
  </office:meta>
</office:document-meta>
</file>